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ta4" style:family="table" style:master-page-name="PageStyle_5f_-z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djl0GGy2ju9KJK7RWSqR6C6fDBoAvqLmHTl0aJd__w/edit?usp=sharing" xlink:type="simple">-a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erpendicul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n8" xlink:type="simple">in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ip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ceKnives32" xlink:type="simple">iceKnives32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i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prePlate33" xlink:type="simple">prePlate3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ic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oloH26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e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uSky2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b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Allow38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cEnter27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ta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iLetter3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chin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Y4RY6886W8O29qQ5b5vJQLs8cEk63zPTIZX40MvsNs/edit?usp=sharing" xlink:type="simple">-b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hichIs29" xlink:type="simple">whichIs29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irca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wakeUp28" xlink:type="simple">wakeUp28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arantine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TaV_1esT4CpC84ILiG1Fz-L8I0DLcqGL01ryzpRcrbY/edit?usp=sharing" xlink:type="simple">-c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enu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testPHP28" xlink:type="simple">testPHP2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ipting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quickAndRough52" xlink:type="simple">quickAndRough52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Scrapbook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z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Hcy-UPLO9_2onf1xFAMz17oH8gkc-8nAIkSdu4nGoE0/edit?usp=sharing" xlink:type="simple">-z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merci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virtualisation5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tablis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cooping34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Voucher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-z" style:display-name="PageStyle_-z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76" meta:object-count="0"/>
    <meta:generator>LibreOfficeDev/6.0.5.2$Linux_X86_64 LibreOffice_project/</meta:generator>
  </office:meta>
</office:document-meta>
</file>